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T1" style:family="text">
      <style:text-properties officeooo:rsid="001c4e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1a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 СВЯЗИ И МАССОВЫХ КОММУНИКАЦИЙ</text:p>
      <text:p text:style-name="P3"/>
      <text:p text:style-name="P5">Ордена Трудового Красного Знамени</text:p>
      <text:p text:style-name="P5">Федеральное государственное бюджетное образовательное учреждение высшего образования</text:p>
      <text:p text:style-name="P5">«Московский технический университет связи и информатики»</text:p>
      <text:p text:style-name="P5">Кафедра «Математическая кибернетика и информационные технологии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 по лабораторной работе №1</text:p>
      <text:p text:style-name="P5">по дисциплине «Введение в информационные технологии»</text:p>
      <text:p text:style-name="P5">на тему:</text:p>
      <text:p text:style-name="P5">«Создание приложения «Переводчик»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65"/></text:p>
      <text:p text:style-name="P6"><text:s text:c="2"/>Выполнила: <text:s text:c="2"/></text:p>
      <text:p text:style-name="P6"><text:span text:style-name="T1">Ходырева Анастасия Алексеевна</text:span> <text:s text:c="3"/></text:p>
      <text:p text:style-name="P6"><text:s text:c="65"/>Проверил: <text:s text:c="3"/></text:p>
      <text:p text:style-name="P6">Мкртчян Грач Маратович <text:s text:c="3"/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Москва</text:p>
      <text:p text:style-name="P2">2021</text:p>
      <text:p text:style-name="P4"><text:soft-page-break/><text:span text:style-name="T2">Цель работы: </text:span>Ознакомиться со средой разработки PyCharm. Написать в ней программу <text:s/>«Переводчик» способную переводить слова с одного языка на другой.<text:line-break/></text:p>
      <text:p text:style-name="P4"><text:span text:style-name="T2">Задание: </text:span><text:s/>Создать «Переводчик»<text:line-break/></text:p>
      <text:p text:style-name="P4"><text:span text:style-name="T2">Ход работы:</text:span><text:line-break/></text:p>
      <text:p text:style-name="P4">1. Создаём в PyCharm новый проект.</text:p>
      <text:p text:style-name="P4">2. Устанавливаем Flask.</text:p>
      <text:p text:style-name="P4">3. Создаём папки templates, static в директории.</text:p>
      <text:p text:style-name="P4">4. Создаём файл app.py.</text:p>
      <text:p text:style-name="P4">5. Создаём index.html в уже существующей папке templates.</text:p>
      <text:p text:style-name="P4">6. Подключаем bootstrap.min.css в static.</text:p>
      <text:p text:style-name="P4">7. Подключаем стили в index.html.</text:p>
      <text:p text:style-name="P4">8. Верстаем поле для ввода данных, кнопку, jinja компонент в action form .</text:p>
      <text:p text:style-name="P4">9. Данные из этой формы отправляем в созданный роут /dict.</text:p>
      <text:p text:style-name="P4">10. В роуте /dict обрабатываем информацию и возвращаем ответ на index.html в jinja компонент.</text:p>
      <text:p text:style-name="P4">11. Проверяем работу программы, запускаем её.</text:p>
      <text:p text:style-name="P4">12. Загружаем на GitHub.<text:line-break/><text:line-break/><text:line-break/></text:p>
      <text:p text:style-name="P4"><text:span text:style-name="T2">Вывод: </text:span>Мы ознакомились со средой разработки PyCharm <text:span text:style-name="T3">и н</text:span>аписали программу, которая переводит слова с одного языка на другой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00:28:01.815312272</meta:creation-date>
    <dc:date>2021-12-15T01:33:25.755340639</dc:date>
    <meta:editing-duration>PT5M12S</meta:editing-duration>
    <meta:editing-cycles>1</meta:editing-cycles>
    <meta:document-statistic meta:table-count="0" meta:image-count="0" meta:object-count="0" meta:page-count="2" meta:paragraph-count="32" meta:word-count="184" meta:character-count="1520" meta:non-whitespace-character-count="1212"/>
    <meta:generator>LibreOffice/6.4.7.2$Linux_X86_64 LibreOffice_project/40$Build-2</meta:generator>
  </office:meta>
</office:document-meta>
</file>